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8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8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63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3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9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1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8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5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0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6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8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1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0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682cm" fo:padding-top="0cm" fo:padding-bottom="0cm" fo:padding-left="0cm" fo:padding-right="0cm"/>
    </style:style>
    <style:style style:name="gr35" style:family="graphic" style:parent-style-name="standard">
      <style:graphic-properties draw:stroke="dash" draw:stroke-dash="stroke-dash60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36" style:family="graphic" style:parent-style-name="standard">
      <style:graphic-properties draw:stroke="none" draw:fill="solid" draw:fill-color="#ffffff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45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T1" style:family="text">
      <style:text-properties fo:color="#000000" style:font-name="Helvetica" fo:font-size="11.1000003814697pt" style:font-size-asian="11.1000003814697pt" style:font-name-complex="Helvetica" style:font-size-complex="11.1000003814697pt"/>
    </style:style>
    <style:style style:name="T2" style:family="text">
      <style:text-properties fo:color="#000000" style:font-name="Helvetica" fo:font-size="10pt" style:font-size-asian="10pt" style:font-name-complex="Helvetica" style:font-size-complex="10pt"/>
    </style:style>
    <style:style style:name="T3" style:family="text">
      <style:text-properties fo:color="#000000" style:font-name="Arial" fo:font-size="6pt" style:font-size-asian="6pt" style:font-name-complex="Arial" style:font-size-complex="6pt"/>
    </style:style>
    <style:style style:name="T4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5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6" style:family="text">
      <style:text-properties fo:color="#000000" style:font-name="Calibri" fo:font-size="9pt" style:font-size-asian="9pt" style:font-name-complex="Calibri" style:font-size-complex="9pt"/>
    </style:style>
    <style:style style:name="T7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" style:family="text">
      <style:text-properties fo:color="#000000" style:font-name="Calibri" fo:font-size="10pt" style:font-size-asian="10pt" style:font-name-complex="Calibri" style:font-size-complex="10pt"/>
    </style:style>
    <style:style style:name="T9" style:family="text">
      <style:text-properties fo:color="#000000" style:font-name="Symbol" fo:font-size="10pt" style:font-size-asian="10pt" style:font-name-complex="Symbol" style:font-size-complex="10pt"/>
    </style:style>
    <style:style style:name="T10" style:family="text">
      <style:text-properties fo:color="#000000" style:font-name="Arial" fo:font-size="10pt" style:font-size-asian="10pt" style:font-name-complex="Arial" style:font-size-complex="10pt"/>
    </style:style>
    <style:style style:name="T11" style:family="text">
      <style:text-properties fo:color="#000000" style:font-name="Courier New" fo:font-size="10pt" style:font-size-asian="10pt" style:font-name-complex="Courier New" style:font-size-complex="10pt"/>
    </style:style>
    <style:style style:name="T12" style:family="text">
      <style:text-properties fo:color="#000000" style:font-name="Calibri" fo:font-size="6pt" style:font-size-asian="6pt" style:font-name-complex="Calibri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4.552cm" svg:y="3.38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cm" svg:height="0.395cm" svg:x="17.441cm" svg:y="1.5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42cm" svg:x="13.689cm" svg:y="1.955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211cm" svg:height="0.239cm" svg:x="11.932cm" svg:y="2.387cm">
          <draw:text-box>
            <text:p text:style-name="P1"><text:span text:style-name="T3"><text:s/></text:span></text:p>
          </draw:text-box>
        </draw:frame>
        <draw:frame draw:style-name="gr4" draw:text-style-name="P2" draw:layer="layout" svg:width="0.388cm" svg:height="0.395cm" svg:x="1.905cm" svg:y="3.811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5.281cm" svg:height="0.497cm" svg:x="7.935cm" svg:y="5.217cm">
          <draw:text-box>
            <text:p text:style-name="P1"><text:span text:style-name="T5">Web Scraping em Python </text:span></text:p>
          </draw:text-box>
        </draw:frame>
        <draw:frame draw:style-name="gr6" draw:text-style-name="P6" draw:layer="layout" svg:width="0.317cm" svg:height="0.319cm" svg:x="10.5cm" svg:y="6.858cm">
          <draw:text-box>
            <text:p text:style-name="P1"><text:span text:style-name="T6"><text:s/></text:span></text:p>
          </draw:text-box>
        </draw:frame>
        <draw:frame draw:style-name="gr6" draw:text-style-name="P6" draw:layer="layout" svg:width="0.317cm" svg:height="0.319cm" svg:x="10.5cm" svg:y="7.247cm">
          <draw:text-box>
            <text:p text:style-name="P1"><text:span text:style-name="T6"><text:s/></text:span></text:p>
          </draw:text-box>
        </draw:frame>
        <draw:frame draw:style-name="gr7" draw:text-style-name="P2" draw:layer="layout" svg:width="1.606cm" svg:height="0.395cm" svg:x="1.905cm" svg:y="7.646cm">
          <draw:text-box>
            <text:p text:style-name="P1"><text:span text:style-name="T7">Objetivo: </text:span></text:p>
          </draw:text-box>
        </draw:frame>
        <draw:frame draw:style-name="gr8" draw:text-style-name="P3" draw:layer="layout" svg:width="13.633cm" svg:height="0.352cm" svg:x="3.155cm" svg:y="8.187cm">
          <draw:text-box>
            <text:p text:style-name="P1"><text:span text:style-name="T8">Criar um bot para fazer web scraping em busca de endereços de e-mail e números de telefone. </text:span></text:p>
          </draw:text-box>
        </draw:frame>
        <draw:frame draw:style-name="gr9" draw:text-style-name="P3" draw:layer="layout" svg:width="0.35cm" svg:height="0.352cm" svg:x="3.155cm" svg:y="8.683cm">
          <draw:text-box>
            <text:p text:style-name="P1"><text:span text:style-name="T8"><text:s/></text:span></text:p>
          </draw:text-box>
        </draw:frame>
        <draw:frame draw:style-name="gr10" draw:text-style-name="P2" draw:layer="layout" svg:width="2.855cm" svg:height="0.395cm" svg:x="1.905cm" svg:y="9.18cm">
          <draw:text-box>
            <text:p text:style-name="P1"><text:span text:style-name="T7">Funcionalidades: </text:span></text:p>
          </draw:text-box>
        </draw:frame>
        <draw:frame draw:style-name="gr11" draw:text-style-name="P3" draw:layer="layout" svg:width="0.35cm" svg:height="0.429cm" svg:x="2.541cm" svg:y="9.652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9.687cm">
          <draw:text-box>
            <text:p text:style-name="P1"><text:span text:style-name="T10"><text:s/></text:span></text:p>
          </draw:text-box>
        </draw:frame>
        <draw:frame draw:style-name="gr12" draw:text-style-name="P3" draw:layer="layout" svg:width="12.211cm" svg:height="0.352cm" svg:x="3.176cm" svg:y="9.742cm">
          <draw:text-box>
            <text:p text:style-name="P1"><text:span text:style-name="T8">Ao executar o script, o usuário deve digitar o endereço raiz do site que deseja varrer. </text:span></text:p>
          </draw:text-box>
        </draw:frame>
        <draw:frame draw:style-name="gr11" draw:text-style-name="P3" draw:layer="layout" svg:width="0.35cm" svg:height="0.429cm" svg:x="2.541cm" svg:y="10.164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0.199cm">
          <draw:text-box>
            <text:p text:style-name="P1"><text:span text:style-name="T10"><text:s/></text:span></text:p>
          </draw:text-box>
        </draw:frame>
        <draw:frame draw:style-name="gr13" draw:text-style-name="P3" draw:layer="layout" svg:width="11.072cm" svg:height="0.352cm" svg:x="3.176cm" svg:y="10.254cm">
          <draw:text-box>
            <text:p text:style-name="P1"><text:span text:style-name="T8">O bot deve varrer todas as páginas do site, tanto estáticas quanto dinâmicas. </text:span></text:p>
          </draw:text-box>
        </draw:frame>
        <draw:frame draw:style-name="gr11" draw:text-style-name="P3" draw:layer="layout" svg:width="0.35cm" svg:height="0.429cm" svg:x="2.541cm" svg:y="10.681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0.716cm">
          <draw:text-box>
            <text:p text:style-name="P1"><text:span text:style-name="T10"><text:s/></text:span></text:p>
          </draw:text-box>
        </draw:frame>
        <draw:frame draw:style-name="gr14" draw:text-style-name="P3" draw:layer="layout" svg:width="14.988cm" svg:height="0.352cm" svg:x="3.176cm" svg:y="10.77cm">
          <draw:text-box>
            <text:p text:style-name="P1"><text:span text:style-name="T8">Deve ter um controle para não revisitar uma página previamente acessada, evitando que entre em loop. </text:span></text:p>
          </draw:text-box>
        </draw:frame>
        <draw:frame draw:style-name="gr11" draw:text-style-name="P3" draw:layer="layout" svg:width="0.35cm" svg:height="0.429cm" svg:x="2.541cm" svg:y="11.193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1.228cm">
          <draw:text-box>
            <text:p text:style-name="P1"><text:span text:style-name="T10"><text:s/></text:span></text:p>
          </draw:text-box>
        </draw:frame>
        <draw:frame draw:style-name="gr15" draw:text-style-name="P3" draw:layer="layout" svg:width="14.336cm" svg:height="0.352cm" svg:x="3.176cm" svg:y="11.283cm">
          <draw:text-box>
            <text:p text:style-name="P1"><text:span text:style-name="T8">Deve ter um controle para não visitar páginas externas ao site, evitando que percorra a web inteira. </text:span></text:p>
          </draw:text-box>
        </draw:frame>
        <draw:frame draw:style-name="gr11" draw:text-style-name="P3" draw:layer="layout" svg:width="0.35cm" svg:height="0.429cm" svg:x="2.541cm" svg:y="11.709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1.745cm">
          <draw:text-box>
            <text:p text:style-name="P1"><text:span text:style-name="T10"><text:s/></text:span></text:p>
          </draw:text-box>
        </draw:frame>
        <draw:frame draw:style-name="gr16" draw:text-style-name="P3" draw:layer="layout" svg:width="11.699cm" svg:height="0.352cm" svg:x="3.176cm" svg:y="11.799cm">
          <draw:text-box>
            <text:p text:style-name="P1"><text:span text:style-name="T8">Mostrar logs na tela indicando a página que está sendo processada no momento. </text:span></text:p>
          </draw:text-box>
        </draw:frame>
        <draw:frame draw:style-name="gr9" draw:text-style-name="P3" draw:layer="layout" svg:width="0.35cm" svg:height="0.352cm" svg:x="3.176cm" svg:y="12.294cm">
          <draw:text-box>
            <text:p text:style-name="P1"><text:span text:style-name="T8"><text:s/></text:span></text:p>
          </draw:text-box>
        </draw:frame>
        <draw:frame draw:style-name="gr17" draw:text-style-name="P2" draw:layer="layout" svg:width="1.996cm" svg:height="0.395cm" svg:x="1.905cm" svg:y="12.791cm">
          <draw:text-box>
            <text:p text:style-name="P1"><text:span text:style-name="T7">Resultados: </text:span></text:p>
          </draw:text-box>
        </draw:frame>
        <draw:frame draw:style-name="gr11" draw:text-style-name="P3" draw:layer="layout" svg:width="0.35cm" svg:height="0.429cm" svg:x="2.541cm" svg:y="13.263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3.298cm">
          <draw:text-box>
            <text:p text:style-name="P1"><text:span text:style-name="T10"><text:s/></text:span></text:p>
          </draw:text-box>
        </draw:frame>
        <draw:frame draw:style-name="gr18" draw:text-style-name="P3" draw:layer="layout" svg:width="15.017cm" svg:height="0.352cm" svg:x="3.176cm" svg:y="13.353cm">
          <draw:text-box>
            <text:p text:style-name="P1"><text:span text:style-name="T8"><text:s/></text:span><text:span text:style-name="T8">Como resultado final, deve gerar 3 arquivos contendo uma informação por linha, sem linhas duplicadas: </text:span></text:p>
          </draw:text-box>
        </draw:frame>
        <draw:frame draw:style-name="gr19" draw:text-style-name="P3" draw:layer="layout" svg:width="0.35cm" svg:height="0.399cm" svg:x="3.811cm" svg:y="13.819cm">
          <draw:text-box>
            <text:p text:style-name="P1"><text:span text:style-name="T11">o</text:span></text:p>
          </draw:text-box>
        </draw:frame>
        <draw:frame draw:style-name="gr2" draw:text-style-name="P3" draw:layer="layout" svg:width="0.35cm" svg:height="0.395cm" svg:x="4.022cm" svg:y="13.793cm">
          <draw:text-box>
            <text:p text:style-name="P1"><text:span text:style-name="T10"><text:s/></text:span></text:p>
          </draw:text-box>
        </draw:frame>
        <draw:frame draw:style-name="gr20" draw:text-style-name="P3" draw:layer="layout" svg:width="5.374cm" svg:height="0.352cm" svg:x="4.446cm" svg:y="13.848cm">
          <draw:text-box>
            <text:p text:style-name="P1"><text:span text:style-name="T8">Arquivo com os e-mails encontrados. </text:span></text:p>
          </draw:text-box>
        </draw:frame>
        <draw:frame draw:style-name="gr19" draw:text-style-name="P3" draw:layer="layout" svg:width="0.35cm" svg:height="0.399cm" svg:x="3.811cm" svg:y="14.315cm">
          <draw:text-box>
            <text:p text:style-name="P1"><text:span text:style-name="T11">o</text:span></text:p>
          </draw:text-box>
        </draw:frame>
        <draw:frame draw:style-name="gr2" draw:text-style-name="P3" draw:layer="layout" svg:width="0.35cm" svg:height="0.395cm" svg:x="4.022cm" svg:y="14.289cm">
          <draw:text-box>
            <text:p text:style-name="P1"><text:span text:style-name="T10"><text:s/></text:span></text:p>
          </draw:text-box>
        </draw:frame>
        <draw:frame draw:style-name="gr21" draw:text-style-name="P3" draw:layer="layout" svg:width="5.683cm" svg:height="0.352cm" svg:x="4.446cm" svg:y="14.344cm">
          <draw:text-box>
            <text:p text:style-name="P1"><text:span text:style-name="T8">Arquivo com os telefones encontrados. </text:span></text:p>
          </draw:text-box>
        </draw:frame>
        <draw:frame draw:style-name="gr19" draw:text-style-name="P3" draw:layer="layout" svg:width="0.35cm" svg:height="0.399cm" svg:x="3.811cm" svg:y="14.81cm">
          <draw:text-box>
            <text:p text:style-name="P1"><text:span text:style-name="T11">o</text:span></text:p>
          </draw:text-box>
        </draw:frame>
        <draw:frame draw:style-name="gr2" draw:text-style-name="P3" draw:layer="layout" svg:width="0.35cm" svg:height="0.395cm" svg:x="4.022cm" svg:y="14.785cm">
          <draw:text-box>
            <text:p text:style-name="P1"><text:span text:style-name="T10"><text:s/></text:span></text:p>
          </draw:text-box>
        </draw:frame>
        <draw:frame draw:style-name="gr22" draw:text-style-name="P3" draw:layer="layout" svg:width="4.858cm" svg:height="0.352cm" svg:x="4.446cm" svg:y="14.839cm">
          <draw:text-box>
            <text:p text:style-name="P1"><text:span text:style-name="T8">Arquivo com as páginas visitadas. </text:span></text:p>
          </draw:text-box>
        </draw:frame>
        <draw:frame draw:style-name="gr9" draw:text-style-name="P3" draw:layer="layout" svg:width="0.35cm" svg:height="0.352cm" svg:x="4.446cm" svg:y="15.335cm">
          <draw:text-box>
            <text:p text:style-name="P1"><text:span text:style-name="T8"><text:s/></text:span></text:p>
          </draw:text-box>
        </draw:frame>
        <draw:frame draw:style-name="gr23" draw:text-style-name="P2" draw:layer="layout" svg:width="5.442cm" svg:height="0.395cm" svg:x="1.905cm" svg:y="15.831cm">
          <draw:text-box>
            <text:p text:style-name="P1"><text:span text:style-name="T7">Módulos padrão ou de terceiros: </text:span></text:p>
          </draw:text-box>
        </draw:frame>
        <draw:frame draw:style-name="gr11" draw:text-style-name="P3" draw:layer="layout" svg:width="0.35cm" svg:height="0.429cm" svg:x="2.541cm" svg:y="16.303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6.338cm">
          <draw:text-box>
            <text:p text:style-name="P1"><text:span text:style-name="T10"><text:s/></text:span></text:p>
          </draw:text-box>
        </draw:frame>
        <draw:frame draw:style-name="gr24" draw:text-style-name="P3" draw:layer="layout" svg:width="5.929cm" svg:height="0.352cm" svg:x="3.176cm" svg:y="16.393cm">
          <draw:text-box>
            <text:p text:style-name="P1"><text:span text:style-name="T8">HTTP Client para acessar as páginas web. </text:span></text:p>
          </draw:text-box>
        </draw:frame>
        <draw:frame draw:style-name="gr11" draw:text-style-name="P3" draw:layer="layout" svg:width="0.35cm" svg:height="0.429cm" svg:x="2.541cm" svg:y="16.816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6.851cm">
          <draw:text-box>
            <text:p text:style-name="P1"><text:span text:style-name="T10"><text:s/></text:span></text:p>
          </draw:text-box>
        </draw:frame>
        <draw:frame draw:style-name="gr25" draw:text-style-name="P3" draw:layer="layout" svg:width="7.203cm" svg:height="0.352cm" svg:x="3.176cm" svg:y="16.905cm">
          <draw:text-box>
            <text:p text:style-name="P1"><text:span text:style-name="T8">HTML Parser para identificar os links das páginas. <text:s/></text:span></text:p>
          </draw:text-box>
        </draw:frame>
        <draw:frame draw:style-name="gr11" draw:text-style-name="P3" draw:layer="layout" svg:width="0.35cm" svg:height="0.429cm" svg:x="2.541cm" svg:y="17.332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7.367cm">
          <draw:text-box>
            <text:p text:style-name="P1"><text:span text:style-name="T10"><text:s/></text:span></text:p>
          </draw:text-box>
        </draw:frame>
        <draw:frame draw:style-name="gr26" draw:text-style-name="P3" draw:layer="layout" svg:width="7.736cm" svg:height="0.352cm" svg:x="3.176cm" svg:y="17.422cm">
          <draw:text-box>
            <text:p text:style-name="P1"><text:span text:style-name="T8">Expressão regular para identificar e-mails e telefones. </text:span></text:p>
          </draw:text-box>
        </draw:frame>
        <draw:frame draw:style-name="gr4" draw:text-style-name="P2" draw:layer="layout" svg:width="0.388cm" svg:height="0.395cm" svg:x="1.905cm" svg:y="17.918cm">
          <draw:text-box>
            <text:p text:style-name="P1"><text:span text:style-name="T7"><text:s/></text:span></text:p>
          </draw:text-box>
        </draw:frame>
        <draw:frame draw:style-name="gr27" draw:text-style-name="P2" draw:layer="layout" svg:width="3.71cm" svg:height="0.395cm" svg:x="1.905cm" svg:y="18.464cm">
          <draw:text-box>
            <text:p text:style-name="P1"><text:span text:style-name="T7">Critérios de avaliação: </text:span></text:p>
          </draw:text-box>
        </draw:frame>
        <draw:frame draw:style-name="gr11" draw:text-style-name="P3" draw:layer="layout" svg:width="0.35cm" svg:height="0.429cm" svg:x="2.541cm" svg:y="18.932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8.967cm">
          <draw:text-box>
            <text:p text:style-name="P1"><text:span text:style-name="T10"><text:s/></text:span></text:p>
          </draw:text-box>
        </draw:frame>
        <draw:frame draw:style-name="gr28" draw:text-style-name="P3" draw:layer="layout" svg:width="2.893cm" svg:height="0.352cm" svg:x="3.176cm" svg:y="19.022cm">
          <draw:text-box>
            <text:p text:style-name="P1"><text:span text:style-name="T8">Vale 40% do Grau B </text:span></text:p>
          </draw:text-box>
        </draw:frame>
        <draw:frame draw:style-name="gr11" draw:text-style-name="P3" draw:layer="layout" svg:width="0.35cm" svg:height="0.429cm" svg:x="2.541cm" svg:y="19.449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9.484cm">
          <draw:text-box>
            <text:p text:style-name="P1"><text:span text:style-name="T10"><text:s/></text:span></text:p>
          </draw:text-box>
        </draw:frame>
        <draw:frame draw:style-name="gr29" draw:text-style-name="P3" draw:layer="layout" svg:width="5.704cm" svg:height="0.352cm" svg:x="3.176cm" svg:y="19.538cm">
          <draw:text-box>
            <text:p text:style-name="P1"><text:span text:style-name="T8">Não é possível apresentar em outro dia </text:span></text:p>
          </draw:text-box>
        </draw:frame>
        <draw:frame draw:style-name="gr11" draw:text-style-name="P3" draw:layer="layout" svg:width="0.35cm" svg:height="0.429cm" svg:x="2.541cm" svg:y="19.962cm">
          <draw:text-box>
            <text:p text:style-name="P1"><text:span text:style-name="T9"></text:span></text:p>
          </draw:text-box>
        </draw:frame>
        <draw:frame draw:style-name="gr2" draw:text-style-name="P3" draw:layer="layout" svg:width="0.35cm" svg:height="0.395cm" svg:x="2.702cm" svg:y="19.997cm">
          <draw:text-box>
            <text:p text:style-name="P1"><text:span text:style-name="T10"><text:s/></text:span></text:p>
          </draw:text-box>
        </draw:frame>
        <draw:frame draw:style-name="gr30" draw:text-style-name="P3" draw:layer="layout" svg:width="8.782cm" svg:height="0.352cm" svg:x="3.176cm" svg:y="20.052cm">
          <draw:text-box>
            <text:p text:style-name="P1"><text:span text:style-name="T8">Entrega com atraso terá desconto de 1 ponto por dia corrido </text:span></text:p>
          </draw:text-box>
        </draw:frame>
        <draw:frame draw:style-name="gr31" draw:text-style-name="P4" draw:layer="layout" svg:width="0.211cm" svg:height="0.217cm" svg:x="3.176cm" svg:y="20.52cm">
          <draw:text-box>
            <text:p text:style-name="P1"><text:span text:style-name="T12"><text:s/></text:span></text:p>
          </draw:text-box>
        </draw:frame>
        <draw:frame draw:style-name="gr32" draw:text-style-name="P2" draw:layer="layout" svg:width="2.106cm" svg:height="0.395cm" svg:x="1.905cm" svg:y="20.848cm">
          <draw:text-box>
            <text:p text:style-name="P1"><text:span text:style-name="T7">Referências: </text:span></text:p>
          </draw:text-box>
        </draw:frame>
        <draw:frame draw:style-name="gr33" draw:text-style-name="P6" draw:layer="layout" svg:width="6.509cm" svg:height="0.319cm" svg:x="3.176cm" svg:y="21.381cm">
          <draw:text-box>
            <text:p text:style-name="P1"><text:span text:style-name="T6">https://docs.python.org/3/library/http.client.html </text:span></text:p>
          </draw:text-box>
        </draw:frame>
        <draw:frame draw:style-name="gr34" draw:text-style-name="P6" draw:layer="layout" svg:width="6.682cm" svg:height="0.319cm" svg:x="3.176cm" svg:y="21.825cm">
          <draw:text-box>
            <text:p text:style-name="P1"><text:span text:style-name="T6">https://docs.python.org/3/library/html.parser.html </text:span></text:p>
          </draw:text-box>
        </draw:frame>
        <draw:path draw:style-name="gr35" draw:text-style-name="P7" draw:layer="layout" svg:width="0.614cm" svg:height="0.615cm" svg:x="17.775cm" svg:y="9.347cm" svg:viewBox="0 0 615 616" svg:d="M343 446l-117 100v-100h-120v-316h396v316zM184 270v-22h240v22zM184 329v-21h204v21zM581 0h-546c-19 0-35 16-35 34v548c0 18 16 34 35 34h546c19 0 34-16 34-34v-548c0-18-15-34-34-34z">
          <text:p/>
        </draw:path>
        <draw:path draw:style-name="gr36" draw:text-style-name="P8" draw:layer="layout" svg:width="0.615cm" svg:height="0.614cm" svg:x="9.899cm" svg:y="16.393cm" svg:viewBox="0 0 616 615" svg:d="M582 0h-548c-18 0-34 15-34 34v547c0 19 16 34 34 34h548c18 0 34-15 34-34v-547c0-19-16-34-34-34z">
          <text:p/>
        </draw:path>
        <draw:frame draw:style-name="gr37" draw:text-style-name="P6" draw:layer="layout" svg:width="5.455cm" svg:height="0.319cm" svg:x="3.176cm" svg:y="22.27cm">
          <draw:text-box>
            <text:p text:style-name="P1"><text:span text:style-name="T6">https://docs.python.org/3/library/re.htm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stroke-dash60" draw:style="rect" draw:dots1="1" draw:distance="3.5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1T04:03:57.649000000</dc:date>
    <meta:editing-duration>PT1M35S</meta:editing-duration>
    <meta:editing-cycles>2</meta:editing-cycles>
    <meta:generator>LibreOffice/6.1.3.2$Windows_X86_64 LibreOffice_project/86daf60bf00efa86ad547e59e09d6bb77c699acb</meta:generator>
    <meta:document-statistic meta:object-count="70"/>
  </office:meta>
</office:document-meta>
</file>